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6.955cm" fo:margin-left="0.037cm" fo:margin-right="0.007cm" table:align="margins"/>
    </style:style>
    <style:style style:name="Table1.A" style:family="table-column">
      <style:table-column-properties style:column-width="9.581cm" style:rel-column-width="37035*"/>
    </style:style>
    <style:style style:name="Table1.B" style:family="table-column">
      <style:table-column-properties style:column-width="7.373cm" style:rel-column-width="28500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style:font-name="Thorndale AMT1"/>
    </style:style>
    <style:style style:name="P2" style:family="paragraph" style:parent-style-name="Table_20_Heading">
      <style:paragraph-properties fo:text-align="center" style:justify-single-word="false"/>
      <style:text-properties style:font-name="Thorndale AMT1"/>
    </style:style>
    <style:style style:name="P3" style:family="paragraph" style:parent-style-name="Table_20_Contents">
      <style:text-properties style:font-name="Thorndale AMT1"/>
    </style:style>
    <style:style style:name="P4" style:family="paragraph" style:parent-style-name="Table_20_Contents">
      <style:paragraph-properties fo:text-align="end" style:justify-single-word="false"/>
      <style:text-properties style:font-name="Thorndale AMT1"/>
    </style:style>
    <style:style style:name="P5" style:family="paragraph" style:parent-style-name="Standard">
      <style:paragraph-properties fo:margin-left="11.28cm" fo:margin-right="0cm" fo:text-indent="0cm" style:auto-text-indent="false"/>
      <style:text-properties style:font-name="Thorndale AMT1"/>
    </style:style>
    <style:style style:name="P6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Thorndale AMT1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.203cm"/>
    </style:style>
    <style:style style:name="P9" style:family="paragraph" style:parent-style-name="Standard" style:master-page-name="">
      <style:paragraph-properties style:page-number="auto" fo:break-before="page"/>
      <style:text-properties style:font-name="Thorndale AMT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lbany AMT1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packing in objects"&gt;</text:placeholder></text:p>
      <text:p text:style-name="P6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full_name&gt;</text:placeholder></text:p>
      <text:p text:style-name="P5"><text:placeholder text:placeholder-type="text">&lt;for each="line in packing.delivery_address.full_address.split('\n')"&gt;</text:placeholder></text:p>
      <text:p text:style-name="P5"><text:placeholder text:placeholder-type="text">&lt;line&gt;</text:placeholder></text:p>
      <text:p text:style-name="P5"><text:placeholder text:placeholder-type="text">&lt;/for&gt;</text:placeholder></text:p>
      <text:p text:style-name="P7"><text:span text:style-name="T1">Packing List</text:span></text:p>
      <text:p text:style-name="P8"><text:span text:style-name="T1">Packing Number:</text:span> <text:placeholder text:placeholder-type="text">&lt;packing.code&gt;</text:placeholder><text:span text:style-name="T2"><text:line-break/></text:span><text:span text:style-name="T1">Customer Code:</text:span><text:span text:style-name="T2"> </text:span><text:span text:style-name="T2"><text:placeholder text:placeholder-type="text">&lt;packing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packing.reference or ''&gt;</text:placeholder></text:span><text:span text:style-name="T2"><text:line-break/></text:span><text:span text:style-name="T1">Date: </text:span><text:span text:style-name="T1"><text:placeholder text:placeholder-type="text">&lt;formatLang(packing.effective_date and packing.effective_date.strftime("%Y-%m-%d") or datetime.datetime.today().strftime("%Y-%m-%d"), packing.delivery_address.party.lang, date=True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B1" office:value-type="string">
              <text:p text:style-name="P2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3"><text:placeholder text:placeholder-type="text">&lt;for each="move in packing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3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A2" office:value-type="string">
            <text:p text:style-name="P4"><text:placeholder text:placeholder-type="text">&lt;formatLang(move.quantity, packing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9:02</meta:creation-date>
    <dc:date>2008-10-22T19:57:39</dc:date>
    <meta:editing-cycles>1</meta:editing-cycles>
    <meta:editing-duration>PT0S</meta:editing-duration>
    <meta:document-statistic meta:table-count="1" meta:image-count="0" meta:object-count="0" meta:page-count="2" meta:paragraph-count="14" meta:word-count="57" meta:character-count="975"/>
    <meta:user-defined meta:name="Info 1"/>
    <meta:user-defined meta:name="Info 2"/>
    <meta:user-defined meta:name="Info 3"/>
    <meta:user-defined meta:name="Info 4"/>
  </office:meta>
</office:document-meta>
</file>